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8FC40000631C8B43F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Times New Roman1" fo:font-size="16pt" fo:font-weight="bold" fo:background-color="transparent" style:font-name-asian="Times New Roman1" style:font-name-complex="Times New Roman1"/>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Times New Roman2" fo:font-size="12pt" style:font-name-asian="Times New Roman2" style:font-size-asian="12pt" style:font-name-complex="Times New Roman2" style:font-size-complex="12pt"/>
    </style:style>
    <style:style style:name="T4" style:family="text">
      <style:text-properties fo:color="#000000" style:font-name="Times New Roman2" fo:font-size="10pt" style:font-name-asian="Times New Roman2" style:font-size-asian="10pt" style:font-name-complex="Times New Roman2" style:font-size-complex="10pt"/>
    </style:style>
    <style:style style:name="T5" style:family="text">
      <style:text-properties fo:color="#000000" style:font-name="Times New Roman2" fo:font-size="6.5pt" style:font-name-asian="Times New Roman2" style:font-size-asian="6.5pt" style:font-name-complex="Times New Roman2" style:font-size-complex="6.5pt"/>
    </style:style>
    <style:style style:name="T6" style:family="text">
      <style:text-properties fo:color="#000000" fo:font-size="12pt" style:font-name-asian="Times New Roman2" style:font-size-asian="12pt" style:font-name-complex="Times New Roman2" style:font-size-complex="12pt"/>
    </style:style>
    <style:style style:name="T7" style:family="text">
      <style:text-properties fo:color="#000000" fo:font-size="10pt" style:font-name-asian="Times New Roman2" style:font-size-asian="10pt" style:font-name-complex="Times New Roman2" style:font-size-complex="10pt"/>
    </style:style>
    <style:style style:name="T8" style:family="text">
      <style:text-properties fo:color="#000000" fo:font-size="6.5pt" style:font-name-asian="Times New Roman2" style:font-size-asian="6.5pt" style:font-name-complex="Times New Roman2" style:font-size-complex="6.5pt"/>
    </style:style>
    <style:style style:name="T9" style:family="text">
      <style:text-properties fo:color="#000000" style:font-name-asian="Times New Roman2" style:font-name-complex="Times New Roman2"/>
    </style:style>
    <style:style style:name="T10" style:family="text">
      <style:text-properties fo:color="#000000" style:font-name="Times New Roman" fo:font-size="12pt" style:font-name-asian="Times New Roman2" style:font-size-asian="12pt" style:font-name-complex="Times New Roman2" style:font-size-complex="12pt"/>
    </style:style>
    <style:style style:name="T11" style:family="text">
      <style:text-properties fo:color="#000000" style:font-name="Times New Roman" style:font-name-asian="Times New Roman2" style:font-name-complex="Times New Roman2"/>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3%"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von „DebugIt – Ontology-mediated layered Data Integration for real-time Antibiotics Resistance Surveillance“</text:p>
      <text:p text:style-name="Standard"/>
      <text:p text:style-name="Standard">In DebugIT ([1]) wird ein System vorgestellt, das über einen ontologiebasierten Ansatz antibiotische Resistenzdaten semantisch und geographisch austauschbar macht. Damit soll es möglich sein, EU-weit verteilte, klinische Daten für Monitoringzwecke in Echtzeit integrieren zu können. Das System ist dabei in einer 4-Tier-Architektur gegliedert und arbeitet dienstorientiert.</text:p>
      <text:p text:style-name="Standard"><text:span text:style-name="T1">Abbildung 1</text:span> zeigt die geschichtete Architektur von DebugIT:</text:p>
      <text:p text:style-name="Standard"/>
      <text:p text:style-name="Standard"><draw:frame draw:style-name="fr1" draw:name="Rahmen1" text:anchor-type="paragraph" svg:width="17cm" draw:z-index="0"><draw:text-box fo:min-height="12.282cm"><text:p text:style-name="Illustration"><draw:frame draw:style-name="fr2" draw:name="Grafik1" text:anchor-type="paragraph" svg:width="17cm" svg:height="11.719cm" style:rel-height="scale" draw:z-index="1"><draw:image xlink:href="Pictures/2000000700008FC40000631C8B43F668.svm" xlink:type="simple" xlink:show="embed" xlink:actuate="onLoad"/><svg:title>Abbildung 1</svg:title><svg:desc>Die geschichtete Vermittlungsarchitektur von DebugIT</svg:desc></draw:frame>Abbildung <text:sequence text:ref-name="refIllustration0" text:name="Illustration" text:formula="ooow:Illustration+1" style:num-format="1">1</text:sequence>: Die geschichtete Vermittlungsarchitektur von DebugIT</text:p></draw:text-box></draw:frame></text:p>
      <text:p text:style-name="Standard">Insgesamt gibt es 3 Daten-Repräsenationsschichten, die mit den römischen Ziffern I-III gekennzeichnet sind. Die auf der jeweiligen Repräsentationsschicht basierende Anfrage wird mit 1-3 spezifiziert und das dazugehörige Mapping mit den griechischen Buchstaben #alpha#,#beta#,#gamma#.</text:p>
      <text:p text:style-name="Standard">Auf der ersten Ebene der Datenintegration werden relationale Daten (I) über Mappings lexikalisch normalisiert. Mehrdeutigkeiten werden in den Datenschichten II und III mit ontologischen Ausdrücken (in OWL) angereichert. Die zweite Schicht arbeitet mit RDF-Daten, weshalb auf der ersten Vermittlungsschicht (1) von der ersten auf die zweite Datenschicht eine Transformation von relationalen Daten zu RDF-Daten (<text:span text:style-name="T1">D2R-Mapping</text:span>) über <text:span text:style-name="T1">D2R mapping calls</text:span> stattfindet. Auf zweiter Datenschicht werden Informationen über die Daten und deren zugehöriges Vokabular in <text:span text:style-name="T1">Data Definition Ontologies</text:span> (DDO) gespeichert. Ein DDO überbrückt das lokale Datenmodell zu semi-formellen <text:s/>Daten auf der lokalen Vermittlungsschicht, wodurch syntaktische Datenintegration und ein <text:span text:style-name="T1">Extract, Transform, Load (ETL) - Prozess </text:span>für die nächsthöhere Datenschicht bereitgestellt werden. Datenschicht 2 bietet auch einen SPARQL-Endpunkt, so dass Datenschicht 3 diese Datenmenge über eine SPARQL-Query abfragen kann. Diese Abfragen werden mit <text:span text:style-name="T1">Data Set SPAEQL Query (DSSQ)</text:span> zusammengefasst.</text:p>
      <text:p text:style-name="Standard"><text:soft-page-break/>Im zweiten Integrationsschritt (2) werden die lokalen DDO Daten auf die globale DebugIT core ontolgy (DCO) (III) über <text:span text:style-name="T1">DDO2DCO mapping rules</text:span> übertragen. Für das Mapping wird das N3 Format zusammen mit <text:span text:style-name="T1">Simple Knowledge Organization Structure (SKOS) mappings</text:span> verwendet. Ausgeführt wird das Mapping über den <text:span text:style-name="T2">Euler Eye Reasoner</text:span>. </text:p>
      <text:p text:style-name="Standard">Datenebene drei (III) stellt ein virtuelles Clinical Data Repository (CDR) dar, das die Datenquellen der lokalen Clinical Information Systems (CIS) semantisch vereint. Auf dieser Ebene können somit klinische Analysen über SPARQL-Anfragen (CASQ) und Operational Ontologies (OO) getätigt werden. </text:p>
      <text:p text:style-name="Standard"/>
      <text:p text:style-name="P3"><text:span text:style-name="T12">[1] DebugIT: Ontology-mediated Layered Data Integration for Real-time Antibiotics Resistance Surveillance, </text:span><text:span text:style-name="T11">Daniel Schober, Remy Choquet, Kristof Depraetere, Frank Enders, Philipp Daumked, Marie-Christine Jaulent, Douglas Teodoro, Emilie Pasche, Christian Lovis, Martin Boeker, Proceedings of the 7th International Workshop on Semantic Web Applications </text:span><text:span text:style-name="T12">and Tools for Life Sciences, Berlin, Germany, December 9-11, 2014, http://ceur-ws.org/Vol-1320/paper_22.pdf</text:span></text:p>
      <text:p text:style-name="Standard"><text:span text:style-name="T13"/></text:p>
      <text:p text:style-name="P2"><text:span text:style-name="T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Times New Roman2" fo:font-size="12pt" style:font-name-asian="Times New Roman2" style:font-size-asian="12pt" style:font-name-complex="Times New Roman2" style:font-size-complex="12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8T13:48:55.36</meta:creation-date>
    <meta:generator>OpenOffice/4.1.1$Win32 OpenOffice.org_project/411m6$Build-9775</meta:generator>
    <dc:date>2015-11-05T20:34:13.55</dc:date>
    <dc:creator>David Goeth</dc:creator>
    <meta:editing-duration>PT6H53M42S</meta:editing-duration>
    <meta:editing-cycles>44</meta:editing-cycles>
    <meta:document-statistic meta:table-count="0" meta:image-count="1" meta:object-count="0" meta:page-count="2" meta:paragraph-count="10" meta:word-count="379" meta:character-count="3030"/>
  </office:meta>
</office:document-meta>
</file>